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5e23" officeooo:paragraph-rsid="00045e23"/>
    </style:style>
    <style:style style:name="P2" style:family="paragraph" style:parent-style-name="Standard">
      <style:text-properties officeooo:rsid="00060b7c" officeooo:paragraph-rsid="00060b7c"/>
    </style:style>
    <style:style style:name="P3" style:family="paragraph" style:parent-style-name="Standard">
      <style:text-properties officeooo:rsid="00077769" officeooo:paragraph-rsid="00077769"/>
    </style:style>
    <style:style style:name="P4" style:family="paragraph" style:parent-style-name="Standard">
      <style:text-properties officeooo:rsid="00045e23" officeooo:paragraph-rsid="00045e23"/>
    </style:style>
    <style:style style:name="P5" style:family="paragraph" style:parent-style-name="Standard">
      <style:text-properties officeooo:rsid="00096858" officeooo:paragraph-rsid="00096858"/>
    </style:style>
    <style:style style:name="P6" style:family="paragraph" style:parent-style-name="Standard">
      <style:text-properties officeooo:rsid="000b40ff" officeooo:paragraph-rsid="000b40ff"/>
    </style:style>
    <style:style style:name="P7" style:family="paragraph" style:parent-style-name="Standard">
      <style:text-properties officeooo:rsid="000beb8d" officeooo:paragraph-rsid="000beb8d"/>
    </style:style>
    <style:style style:name="T1" style:family="text">
      <style:text-properties officeooo:rsid="00060b7c"/>
    </style:style>
    <style:style style:name="T2" style:family="text">
      <style:text-properties fo:color="#007fff"/>
    </style:style>
    <style:style style:name="T3" style:family="text">
      <style:text-properties fo:color="#007fff" officeooo:rsid="000b060a"/>
    </style:style>
    <style:style style:name="T4" style:family="text">
      <style:text-properties fo:color="#ff0000"/>
    </style:style>
    <style:style style:name="T5" style:family="text">
      <style:text-properties officeooo:rsid="00075cc9"/>
    </style:style>
    <style:style style:name="T6" style:family="text">
      <style:text-properties fo:color="#ff7f00"/>
    </style:style>
    <style:style style:name="T7" style:family="text">
      <style:text-properties fo:color="#ff7f00" officeooo:rsid="000b060a"/>
    </style:style>
    <style:style style:name="T8" style:family="text">
      <style:text-properties fo:color="#ff7f00" officeooo:rsid="00060b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e documento sirve para apuntar todos los bugs que se vayan encontrando para su posterior arreglo. Cuando se arregle un bug, no se quitará de este documento sinó que se pondrá como completado. <text:span text:style-name="T5">También sirve como una lista de cosas por hacer.</text:span></text:p>
      <text:p text:style-name="P1"/>
      <text:p text:style-name="P1">18/08/2017</text:p>
      <text:p text:style-name="P1"/>
      <text:p text:style-name="P1"><text:span text:style-name="T8">Prioridad </text:span><text:span text:style-name="T7">media</text:span><text:span text:style-name="T1"> </text:span>- <text:s/>Cuando entras a una ficha sin que exista la id o directamente sin pasarle ningún parámetro se muestra la página pero sin información, lo suyo es que o salga un mensaje de error o simplemente redireccione al usario a la página del home.</text:p>
      <text:p text:style-name="P1"/>
      <text:p text:style-name="P2"><text:span text:style-name="T4">Prioridad alta</text:span> - Es posible que se puedan eliminar información de la base de datos llamando mediante un formulario externo, por ejemplo, crear un formulario que llame a un controlador mediante POST que elimine un registro. Aunque es imposible que se pueda borrar una tabla o incluso la base de datos ya que las querys están definidas en el servidor. Lo suyo sería es que en el controlador haya una comprobación de credenciales, es decir, que obtenga la sesión del usuario y envíe la contraseña, una vez verificado se comprobará que el usuario sea administrador.</text:p>
      <text:p text:style-name="P2"/>
      <text:p text:style-name="P3"><text:span text:style-name="T2">Prioridad </text:span><text:span text:style-name="T3">baja</text:span> – Cuando el usuario se loguea mal, no sale ningún mensaje, lo suyo es que saliera.</text:p>
      <text:p text:style-name="P3"/>
      <text:p text:style-name="P5"><text:span text:style-name="T6">Prioridad media</text:span> – Habría que encriptar las contraseñas de los usuarios para una mejor seguridad.</text:p>
      <text:p text:style-name="P5"/>
      <text:p text:style-name="P6"><text:span text:style-name="T2">Prioridad baja</text:span> – Cuando no haya datos que mostrar en una tabla, estaría bien que saliera que no hay datos disponibles. Creo que esto lo hace automáticamente un el plugin de los datatables.</text:p>
      <text:p text:style-name="P6"/>
      <text:p text:style-name="P7"><text:span text:style-name="T2">Prioridad baja</text:span> – En los formularios de creación, cuando los dropdownlist están vacíos debería salir un mensaje diciendo que no hay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5M41S</meta:editing-duration>
    <meta:editing-cycles>10</meta:editing-cycles>
    <meta:generator>LibreOffice/5.3.0.3$Windows_x86 LibreOffice_project/7074905676c47b82bbcfbea1aeefc84afe1c50e1</meta:generator>
    <dc:date>2017-08-18T02:43:46.947000000</dc:date>
    <meta:document-statistic meta:table-count="0" meta:image-count="0" meta:object-count="0" meta:page-count="1" meta:paragraph-count="8" meta:word-count="268" meta:character-count="1586" meta:non-whitespace-character-count="1321"/>
    <meta:user-defined meta:name="Info 1"/>
    <meta:user-defined meta:name="Info 2"/>
    <meta:user-defined meta:name="Info 3"/>
    <meta:user-defined meta:name="Info 4"/>
  </office:meta>
</office:document-meta>
</file>